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600000029C3D3C8843D19B85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9.252cm" table:align="margins" fo:background-color="transparent">
        <style:background-image/>
      </style:table-properties>
    </style:style>
    <style:style style:name="Tabla1.A" style:family="table-column">
      <style:table-column-properties style:column-width="9.252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ee6ef" fo:padding="0.101cm" fo:border="0.05pt solid #000000" style:writing-mode="page">
        <style:background-image/>
      </style:table-cell-properties>
    </style:style>
    <style:style style:name="Tabla1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5" style:family="table">
      <style:table-properties style:width="9.252cm" table:align="margins" fo:background-color="transparent">
        <style:background-image/>
      </style:table-properties>
    </style:style>
    <style:style style:name="Tabla5.A" style:family="table-column">
      <style:table-column-properties style:column-width="9.252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dee6ef" fo:padding="0.101cm" fo:border="0.0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A3" style:family="table-cell">
      <style:table-cell-properties fo:background-color="#dee6ef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A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5.A6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9.252cm" table:align="margins" fo:background-color="transparent">
        <style:background-image/>
      </style:table-properties>
    </style:style>
    <style:style style:name="Tabla4.A" style:family="table-column">
      <style:table-column-properties style:column-width="9.252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dee6ef" fo:padding="0.101cm" fo:border="0.05pt solid #000000" style:writing-mode="page">
        <style:background-image/>
      </style:table-cell-properties>
    </style:style>
    <style:style style:name="Tabla4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4.A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4.A4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4.A5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4.A6" style:family="table-cell">
      <style:table-cell-properties fo:background-color="#dee6ef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A7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9.252cm" table:align="margins" fo:background-color="transparent">
        <style:background-image/>
      </style:table-properties>
    </style:style>
    <style:style style:name="Tabla2.A" style:family="table-column">
      <style:table-column-properties style:column-width="9.252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dee6ef" fo:padding="0.101cm" fo:border="0.05pt solid #000000" style:writing-mode="page">
        <style:background-image/>
      </style:table-cell-properties>
    </style:style>
    <style:style style:name="Tabla2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9.252cm" table:align="margins" fo:background-color="transparent">
        <style:background-image/>
      </style:table-properties>
    </style:style>
    <style:style style:name="Tabla3.A" style:family="table-column">
      <style:table-column-properties style:column-width="9.252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dee6ef" fo:padding="0.101cm" fo:border="0.05pt solid #000000" style:writing-mode="page">
        <style:background-image/>
      </style:table-cell-properties>
    </style:style>
    <style:style style:name="Tabla3.A2" style:family="table-cell">
      <style:table-cell-properties fo:background-color="#dee6ef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style:font-name="Calibri" fo:font-size="10pt" officeooo:rsid="0028b910" officeooo:paragraph-rsid="00359faa" style:font-size-asian="10pt" style:font-size-complex="10pt"/>
    </style:style>
    <style:style style:name="P2" style:family="paragraph" style:parent-style-name="Standard">
      <style:text-properties style:font-name="Calibri" fo:font-size="10pt" fo:font-weight="normal" officeooo:paragraph-rsid="001c5b62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Calibri" fo:font-size="10pt" fo:font-weight="normal" officeooo:rsid="001e8886" officeooo:paragraph-rsid="00359faa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Calibri" fo:font-size="10pt" fo:font-weight="normal" officeooo:paragraph-rsid="00359faa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alibri" fo:font-size="10pt" fo:font-weight="bold" officeooo:rsid="0028b910" officeooo:paragraph-rsid="0028b910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alibri" fo:font-size="10pt" fo:font-weight="bold" officeooo:rsid="002c9339" officeooo:paragraph-rsid="00359faa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alibri" fo:font-size="10pt" fo:font-weight="bold" officeooo:rsid="002c9339" officeooo:paragraph-rsid="00370bb2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Calibri" fo:font-size="10pt" fo:font-weight="bold" officeooo:rsid="001d190e" officeooo:paragraph-rsid="00359faa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alibri" fo:font-size="10pt" fo:font-weight="bold" officeooo:rsid="001d190e" officeooo:paragraph-rsid="001c5b62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Calibri" fo:font-size="10pt" fo:font-weight="bold" officeooo:rsid="00370bb2" officeooo:paragraph-rsid="00370bb2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Calibri" fo:font-size="10pt" fo:font-style="italic" fo:font-weight="bold" officeooo:rsid="0028b910" officeooo:paragraph-rsid="00359faa" fo:background-color="#ffff00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text-properties style:font-name="Calibri" fo:font-size="10pt" fo:font-style="italic" fo:font-weight="normal" officeooo:rsid="0028b910" officeooo:paragraph-rsid="00359faa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style:font-name="Calibri" fo:font-size="9pt" fo:font-weight="normal" officeooo:rsid="001c5b62" officeooo:paragraph-rsid="00359faa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Calibri" fo:font-size="9pt" fo:font-weight="normal" officeooo:rsid="001c5b62" officeooo:paragraph-rsid="00370bb2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Calibri" fo:font-size="9pt" fo:font-weight="normal" officeooo:rsid="001e8886" officeooo:paragraph-rsid="00359faa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Calibri" fo:font-size="9pt" fo:font-weight="normal" officeooo:rsid="001c5b62" officeooo:paragraph-rsid="00370bb2" fo:background-color="transparent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Calibri" fo:font-size="9pt" fo:font-weight="normal" officeooo:rsid="00370bb2" officeooo:paragraph-rsid="00370bb2" fo:background-color="#e8f2a1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Calibri" fo:font-size="9pt" fo:font-weight="bold" officeooo:rsid="0021b72d" officeooo:paragraph-rsid="00359faa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Calibri" fo:font-size="9pt" fo:font-style="italic" fo:font-weight="normal" officeooo:rsid="001c5b62" officeooo:paragraph-rsid="00359faa" fo:background-color="#e8f2a1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Standard">
      <style:text-properties style:font-name="Calibri" fo:font-size="9pt" fo:font-style="normal" fo:font-weight="normal" officeooo:rsid="00370bb2" officeooo:paragraph-rsid="00370bb2" fo:background-color="#e8f2a1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style:text-properties style:font-name="Calibri" fo:font-size="9pt" fo:font-style="normal" fo:font-weight="normal" officeooo:rsid="001c5b62" officeooo:paragraph-rsid="00359faa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>
      <style:text-properties style:font-name="Calibri" fo:font-size="8pt" fo:font-weight="normal" officeooo:rsid="0028b910" officeooo:paragraph-rsid="00359faa" style:font-size-asian="8pt" style:font-weight-asian="normal" style:font-size-complex="8pt" style:font-weight-complex="normal"/>
    </style:style>
    <style:style style:name="P23" style:family="paragraph" style:parent-style-name="Standard">
      <style:text-properties fo:color="#c9211e" loext:opacity="100%" style:font-name="Calibri" fo:font-size="9pt" fo:font-weight="normal" officeooo:rsid="001c5b62" officeooo:paragraph-rsid="00359faa" fo:background-color="#ffff00" style:font-size-asian="9pt" style:font-weight-asian="normal" style:font-size-complex="9pt" style:font-weight-complex="normal"/>
    </style:style>
    <style:style style:name="P24" style:family="paragraph" style:parent-style-name="Standard">
      <style:text-properties fo:color="#c9211e" loext:opacity="100%" style:font-name="Calibri" fo:font-size="9pt" fo:font-weight="normal" officeooo:rsid="001c5b62" officeooo:paragraph-rsid="00370bb2" fo:background-color="#ffff00" style:font-size-asian="9pt" style:font-weight-asian="normal" style:font-size-complex="9pt" style:font-weight-complex="normal"/>
    </style:style>
    <style:style style:name="P25" style:family="paragraph" style:parent-style-name="Standard">
      <style:text-properties officeooo:paragraph-rsid="00359faa"/>
    </style:style>
    <style:style style:name="P26" style:family="paragraph" style:parent-style-name="Standard">
      <style:text-properties style:use-window-font-color="true" loext:opacity="0%" style:font-name="Calibri" fo:font-size="10pt" fo:font-weight="bold" officeooo:rsid="00359faa" officeooo:paragraph-rsid="00359faa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text-properties style:use-window-font-color="true" loext:opacity="0%" style:font-name="Calibri" fo:font-size="10pt" fo:font-weight="normal" officeooo:rsid="00359faa" officeooo:paragraph-rsid="00359faa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use-window-font-color="true" loext:opacity="0%" style:font-name="Calibri" fo:font-size="10pt" fo:font-weight="normal" officeooo:rsid="00359faa" officeooo:paragraph-rsid="00359faa" fo:background-color="#ffff00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use-window-font-color="true" loext:opacity="0%" style:font-name="Calibri" fo:font-size="9pt" fo:font-style="normal" fo:font-weight="normal" officeooo:rsid="00370bb2" officeooo:paragraph-rsid="00370bb2" fo:background-color="#e8f2a1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text-properties fo:color="#000000" loext:opacity="100%" style:font-name="Calibri" fo:font-size="9pt" fo:font-weight="normal" officeooo:rsid="00359faa" officeooo:paragraph-rsid="00359faa" fo:background-color="transparent" style:font-size-asian="9pt" style:font-weight-asian="normal" style:font-size-complex="9pt" style:font-weight-complex="normal"/>
    </style:style>
    <style:style style:name="P31" style:family="paragraph" style:parent-style-name="Footer">
      <style:text-properties fo:font-size="10pt" officeooo:rsid="00373b91" officeooo:paragraph-rsid="00373b91" style:font-size-asian="10pt" style:font-size-complex="10pt"/>
    </style:style>
    <style:style style:name="P32" style:family="paragraph" style:parent-style-name="Footer">
      <style:text-properties style:font-name="Calibri" fo:font-size="8pt" officeooo:rsid="00373b91" officeooo:paragraph-rsid="00373b91" style:font-size-asian="8pt" style:font-size-complex="8pt"/>
    </style:style>
    <style:style style:name="P33" style:family="paragraph" style:parent-style-name="Footer">
      <style:paragraph-properties fo:text-align="center" style:justify-single-word="false"/>
      <style:text-properties style:font-name="Calibri" fo:font-size="8pt" officeooo:rsid="00373b91" officeooo:paragraph-rsid="00373b91" style:font-size-asian="8pt" style:font-size-complex="8pt"/>
    </style:style>
    <style:style style:name="P34" style:family="paragraph" style:parent-style-name="Footer">
      <style:paragraph-properties fo:text-align="center" style:justify-single-word="false"/>
      <style:text-properties style:font-name="Calibri" fo:font-size="8pt" fo:font-weight="bold" officeooo:rsid="00373b91" officeooo:paragraph-rsid="00373b91" style:font-size-asian="8pt" style:font-weight-asian="bold" style:font-size-complex="8pt" style:font-weight-complex="bold"/>
    </style:style>
    <style:style style:name="P35" style:family="paragraph" style:parent-style-name="Standard">
      <style:text-properties fo:color="#000000" loext:opacity="100%" style:font-name="Calibri" fo:font-size="10pt" fo:font-weight="normal" officeooo:rsid="002b618e" officeooo:paragraph-rsid="00359faa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center" style:justify-single-word="false"/>
      <style:text-properties officeooo:paragraph-rsid="00359faa"/>
    </style:style>
    <style:style style:name="P37" style:family="paragraph" style:parent-style-name="Standard">
      <style:text-properties style:font-name="Calibri" fo:font-size="9pt" fo:font-weight="normal" officeooo:rsid="001c5b62" officeooo:paragraph-rsid="00370bb2" style:font-size-asian="9pt" style:font-weight-asian="normal" style:font-size-complex="9pt" style:font-weight-complex="normal"/>
    </style:style>
    <style:style style:name="P38" style:family="paragraph" style:parent-style-name="Standard">
      <style:text-properties style:font-name="Calibri" fo:font-size="9pt" officeooo:rsid="001c5b62" officeooo:paragraph-rsid="00359faa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style:font-name="Lucida Console" fo:font-weight="normal" officeooo:rsid="001c5b62" officeooo:paragraph-rsid="001c5b62" fo:background-color="transparent" style:font-weight-asian="normal" style:font-weight-complex="normal"/>
    </style:style>
    <style:style style:name="P40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Calibri" fo:font-size="8pt" officeooo:paragraph-rsid="00373b91" style:font-size-asian="8pt" style:font-size-complex="8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8b910" fo:background-color="#ffff00" loext:char-shading-value="0"/>
    </style:style>
    <style:style style:name="T3" style:family="text">
      <style:text-properties officeooo:rsid="00373b91"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190e" style:font-weight-asian="bold" style:font-weight-complex="bold"/>
    </style:style>
    <style:style style:name="T6" style:family="text">
      <style:text-properties fo:font-weight="bold" officeooo:rsid="001e8886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officeooo:rsid="001e8886"/>
    </style:style>
    <style:style style:name="T9" style:family="text">
      <style:text-properties officeooo:rsid="0028b910"/>
    </style:style>
    <style:style style:name="T10" style:family="text">
      <style:text-properties fo:color="#c9211e" loext:opacity="100%" fo:font-weight="bold" officeooo:rsid="002b618e" fo:background-color="#ffff00" loext:char-shading-value="0" style:font-weight-asian="bold" style:font-weight-complex="bold"/>
    </style:style>
    <style:style style:name="T11" style:family="text">
      <style:text-properties fo:color="#c9211e" loext:opacity="100%" fo:background-color="#ffff00" loext:char-shading-value="0"/>
    </style:style>
    <style:style style:name="T12" style:family="text">
      <style:text-properties officeooo:rsid="002b8610"/>
    </style:style>
    <style:style style:name="T13" style:family="text">
      <style:text-properties officeooo:rsid="002de824"/>
    </style:style>
    <style:style style:name="T14" style:family="text">
      <style:text-properties fo:background-color="transparent" loext:char-shading-value="0"/>
    </style:style>
    <style:style style:name="T15" style:family="text">
      <style:text-properties style:font-name="Calibri" fo:font-size="8pt" fo:font-weight="normal" officeooo:rsid="00359faa" style:font-size-asian="8pt" style:font-weight-asian="normal" style:font-size-complex="8pt" style:font-weight-complex="normal"/>
    </style:style>
    <style:style style:name="T16" style:family="text">
      <style:text-properties officeooo:rsid="002b618e"/>
    </style:style>
    <style:style style:name="T17" style:family="text">
      <style:text-properties style:use-window-font-color="true" loext:opacity="0%" style:font-name="Calibri" fo:font-size="10pt" fo:font-weight="normal" officeooo:rsid="00359faa" fo:background-color="transparent" loext:char-shading-value="0" style:font-size-asian="10pt" style:font-weight-asian="normal" style:font-size-complex="10pt" style:font-weight-complex="normal"/>
    </style:style>
    <style:style style:name="T18" style:family="text">
      <style:text-properties style:use-window-font-color="true" loext:opacity="0%" style:font-name="Calibri" fo:font-size="10pt" fo:font-weight="bold" officeooo:rsid="00359faa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8pt" officeooo:rsid="00373b91" style:font-size-asian="8pt" style:font-size-complex="8pt"/>
    </style:style>
    <style:style style:name="T21" style:family="text">
      <style:text-properties officeooo:rsid="00373b91"/>
    </style:style>
    <style:style style:name="T22" style:family="text">
      <style:text-properties style:font-name="DejaVu Sans" fo:font-size="9pt" fo:language="es" fo:country="ES" fo:font-weight="bold" style:font-size-asian="9pt" style:font-weight-asian="bold" style:font-size-complex="9pt" style:font-weight-complex="bold"/>
    </style:style>
    <style:style style:name="T23" style:family="text">
      <style:text-properties style:font-name="DejaVu Sans" fo:font-size="9pt" fo:language="es" fo:country="ES" style:font-size-asian="9pt" style:font-size-complex="9pt"/>
    </style:style>
    <style:style style:name="T24" style:family="text">
      <style:text-properties fo:font-size="9pt" fo:language="es" fo:country="ES" fo:font-weight="bold" style:font-size-asian="9pt" style:font-weight-asian="bold" style:font-size-complex="9pt" style:font-weight-complex="bold"/>
    </style:style>
    <style:style style:name="T25" style:family="text">
      <style:text-properties fo:font-size="9pt" fo:language="es" fo:country="ES" style:font-size-asian="9pt" style:font-size-complex="9pt"/>
    </style:style>
    <style:style style:name="T26" style:family="text">
      <style:text-properties fo:language="es" fo:country="ES"/>
    </style:style>
    <style:style style:name="T27" style:family="text">
      <style:text-properties fo:language="es" fo:country="ES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CARACTERÍSTICAS PRINCIPALES DE LA P. FUNCIONAL</text:p>
          </table:table-cell>
        </table:table-row>
        <table:table-row table:style-name="Tabla1.1">
          <table:table-cell table:style-name="Tabla1.A2" office:value-type="string">
            <text:p text:style-name="P2"><text:span text:style-name="T6">• Transparencia referencial</text:span><text:span text:style-name="T8">: la salida de una función debe depender sólo de sus argumentos </text:span><text:span text:style-name="T9">y debe ser determinista.</text:span></text:p>
            <text:p text:style-name="P2"><text:span text:style-name="T6">• Inmutabilidad de los datos</text:span><text:span text:style-name="T8">: los datos deben ser inmutables para evitar posibles efectos colaterales.</text:span></text:p>
            <text:p text:style-name="P2"><text:span text:style-name="T6">• Composición de funciones</text:span><text:span text:style-name="T8">: la salida de una función se puede tomar como entrada para la siguiente.</text:span></text:p>
            <text:p text:style-name="P2"><text:span text:style-name="T6">• Funciones de primer orden</text:span><text:span text:style-name="T8">: funciones que permiten tener otras funciones como parámetros, a modo de callbacks.</text:span></text:p>
          </table:table-cell>
        </table:table-row>
      </table:table>
      <text:p text:style-name="P9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6">INTERFAZ FUNCIONAL / <text:span text:style-name="T16">C</text:span>LASES ANÓNIMAS / LAMBDAS</text:p>
          </table:table-cell>
        </table:table-row>
        <table:table-row table:style-name="Tabla5.1">
          <table:table-cell table:style-name="Tabla5.A2" office:value-type="string">
            <text:p text:style-name="P27">Una IF es una interfaz (todos los métodos abstractos) con un único método y este es abstracto. </text:p>
            <text:p text:style-name="P27">Creamos IF (IFMensaje) con un método abstracto "imprimir" que no hace nada (es abstracto). Tenemos tres alternativas:</text:p>
          </table:table-cell>
        </table:table-row>
        <table:table-row table:style-name="Tabla5.1">
          <table:table-cell table:style-name="Tabla5.A3" office:value-type="string">
            <text:p text:style-name="P28">// CASO A: <text:s/>SIN CLASE ANÓNIMA, CON IMPLEMENTS</text:p>
            <text:p text:style-name="P25"><text:span text:style-name="T17">// <text:s/>Implementamos la IF con </text:span><text:span text:style-name="T18">extends</text:span><text:span text:style-name="T17"> (MensajeImplementado)</text:span></text:p>
            <text:p text:style-name="P27">// <text:s/>Creamos una instancia de esa subclase</text:p>
            <text:p text:style-name="P35">// <text:s/>Llamamos a "imprimir": imprime UNA vez el texto</text:p>
          </table:table-cell>
        </table:table-row>
        <table:table-row table:style-name="Tabla5.1">
          <table:table-cell table:style-name="Tabla5.A4" office:value-type="string">
            <text:p text:style-name="P17">[<text:span text:style-name="T8">MensajeImplementado</text:span>.java]</text:p>
            <text:p text:style-name="P15"><text:span text:style-name="T4">public</text:span> <text:span text:style-name="T4">class</text:span> MensajeImplementado <text:span text:style-name="T4">implements</text:span> IFMensaje {</text:p>
            <text:p text:style-name="P15"><text:s text:c="4"/>//@<text:span text:style-name="T4">Override</text:span></text:p>
            <text:p text:style-name="P15"><text:s text:c="4"/><text:span text:style-name="T4">public</text:span> <text:span text:style-name="T4">String</text:span> imprime(<text:span text:style-name="T4">String</text:span> t) {</text:p>
            <text:p text:style-name="P15"><text:s text:c="8"/><text:span text:style-name="T4">return</text:span> t; <text:s/>} }</text:p>
            <text:p text:style-name="P17">[Main.java]</text:p>
            <text:p text:style-name="P15">MensajeImplementado m1 = <text:span text:style-name="T4">new</text:span> MensajeImplementado();</text:p>
          </table:table-cell>
        </table:table-row>
        <table:table-row table:style-name="Tabla5.1">
          <table:table-cell table:style-name="Tabla5.A3" office:value-type="string">
            <text:p text:style-name="P27"><text:span text:style-name="T1">// CASO B: <text:s/>CON CLASE ANÓNIMA <text:s text:c="12"/></text:span><text:s/></text:p>
            <text:p text:style-name="P27">// Creamos una instancia de esa subclase</text:p>
            <text:p text:style-name="P27">// Al crear la instancia definimos el método con <text:span text:style-name="T4">@Override</text:span></text:p>
            <text:p text:style-name="P27">// Llamamos al método "imprimir": imprime DOS veces el texto</text:p>
          </table:table-cell>
        </table:table-row>
        <table:table-row table:style-name="Tabla5.1">
          <table:table-cell table:style-name="Tabla5.A6" office:value-type="string">
            <text:p text:style-name="P20">[Main.java]</text:p>
            <text:p text:style-name="P21"><text:s text:c="2"/>IFMensaje m2 = <text:span text:style-name="T4">new</text:span> IFMensaje() {</text:p>
            <text:p text:style-name="P21"><text:s text:c="12"/>//@<text:span text:style-name="T4">Override</text:span></text:p>
            <text:p text:style-name="P21"><text:s text:c="12"/><text:span text:style-name="T4">public</text:span> <text:span text:style-name="T4">String</text:span> imprime(<text:span text:style-name="T4">String</text:span> t) {</text:p>
            <text:p text:style-name="P21"><text:s text:c="16"/><text:span text:style-name="T4">return</text:span> t + t; <text:s text:c="11"/>} <text:s text:c="5"/>};</text:p>
          </table:table-cell>
        </table:table-row>
        <table:table-row table:style-name="Tabla5.1">
          <table:table-cell table:style-name="Tabla5.A3" office:value-type="string">
            <text:p text:style-name="P28">// CASO C: <text:s/>CON FUNCIÓN LAMBDA</text:p>
            <text:p text:style-name="P27">// Creamos una instancia de esa subclase</text:p>
            <text:p text:style-name="P27">// Al crear la instancia definimos el método con UNA LAMBDA</text:p>
            <text:p text:style-name="P35">// Llamamos a "imprimir": imprime TRES veces el texto </text:p>
          </table:table-cell>
        </table:table-row>
        <table:table-row table:style-name="Tabla5.1">
          <table:table-cell table:style-name="Tabla5.A2" office:value-type="string">
            <text:p text:style-name="P29">[Main.java]</text:p>
            <text:p text:style-name="P30"><text:s/>IFMensaje m3 = (t) -&gt; (t + t + t);</text:p>
          </table:table-cell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"><text:span text:style-name="T5">C</text:span><text:span text:style-name="T4">OMPARADORES CON LAMBDAS (JAVA) </text:span><text:span text:style-name="T10">de menor a mayor</text:span></text:p>
          </table:table-cell>
        </table:table-row>
        <table:table-row table:style-name="Tabla4.1">
          <table:table-cell table:style-name="Tabla4.A5" office:value-type="string">
            <text:p text:style-name="P4"><text:span text:style-name="T8">La </text:span><text:span text:style-name="T9">IF </text:span><text:span text:style-name="T6">Comparator </text:span><text:span text:style-name="T8">pide implementar un método </text:span><text:span text:style-name="T6">compare</text:span><text:span text:style-name="T8">,</text:span></text:p>
            <text:p text:style-name="P3">que recibe dos datos del tipo a tratar (T), y devuelve un entero</text:p>
            <text:p text:style-name="P3">indicando si el primero es menor, mayor, o son iguales.</text:p>
          </table:table-cell>
        </table:table-row>
        <table:table-row table:style-name="Tabla4.1">
          <table:table-cell table:style-name="Tabla4.A5" office:value-type="string">
            <text:p text:style-name="P11">S<text:span text:style-name="T12">olo s</text:span>i son enteros:</text:p>
            <text:p text:style-name="P22">personas.<text:span text:style-name="T4">sort</text:span>((p1,p2)→ p<text:span text:style-name="T12">1</text:span>.getEdad(()-p<text:span text:style-name="T12">2</text:span>.getEdad()); <text:s text:c="2"/>// o b<text:span text:style-name="T12">ien</text:span></text:p>
            <text:p text:style-name="P22">personas.<text:span text:style-name="T4">sort</text:span>((p1,p2)→ <text:span text:style-name="T4">Integer.compare</text:span>(p<text:span text:style-name="T12">1</text:span>.getEdad((), p<text:span text:style-name="T12">2</text:span>.getEdad());</text:p>
          </table:table-cell>
        </table:table-row>
        <table:table-row table:style-name="Tabla4.1">
          <table:table-cell table:style-name="Tabla4.A5" office:value-type="string">
            <text:p text:style-name="P12">Si son reales (<text:span text:style-name="T4">debe devolver un entero</text:span>):</text:p>
            <text:p text:style-name="P22">ps.<text:span text:style-name="T4">sort</text:span>((p1,p2)→ <text:span text:style-name="T4">Double/Float.compare</text:span>(p<text:span text:style-name="T12">1</text:span>.getPrecio((),p<text:span text:style-name="T12">2</text:span>.getPrecio());</text:p>
          </table:table-cell>
        </table:table-row>
        <table:table-row table:style-name="Tabla4.1">
          <table:table-cell table:style-name="Tabla4.A5" office:value-type="string">
            <text:p text:style-name="P12">Si son cadenas (<text:span text:style-name="T4">debe devolver un entero</text:span>):</text:p>
            <text:p text:style-name="P22">personas.<text:span text:style-name="T4">sort</text:span>((p1,p2)→ p<text:span text:style-name="T12">1</text:span>.getNombre(), p<text:span text:style-name="T12">2</text:span>.getNombre()); // o bien </text:p>
            <text:p text:style-name="P22">personas.<text:span text:style-name="T4">sort</text:span>((p1,p2)→ <text:span text:style-name="T4">compareTo</text:span>(p<text:span text:style-name="T12">1</text:span>.getNombre(), p<text:span text:style-name="T12">2.</text:span>getNombre());</text:p>
          </table:table-cell>
        </table:table-row>
        <table:table-row table:style-name="Tabla4.1">
          <table:table-cell table:style-name="Tabla4.A6" office:value-type="string">
            <text:p text:style-name="P6">STREAMS INTERMEDIOS (DEVUELVEN STREAMS)</text:p>
          </table:table-cell>
        </table:table-row>
        <table:table-row table:style-name="Tabla4.1">
          <table:table-cell table:style-name="Tabla4.A7" office:value-type="string">
            <text:p text:style-name="P23">// <text:s/>FILTRADO</text:p>
            <text:p text:style-name="P13"><text:span text:style-name="T4">Stream</text:span>&lt;Libro&gt; <text:span text:style-name="T1">librosFiltradosOrdenadosPorPrecioAscendente</text:span></text:p>
            <text:p text:style-name="P13"><text:s/>= libros.<text:span text:style-name="T4">stream</text:span>()</text:p>
            <text:p text:style-name="P13">.<text:span text:style-name="T4">filter</text:span>(p -&gt; p.getPrecio() &gt; 1)</text:p>
            <text:p text:style-name="P13">.<text:span text:style-name="T4">sorted</text:span>((p1, p2) -&gt; Double.compare(p2.getPrecio(), p1.getPrecio()));</text:p>
            <text:p text:style-name="P13"><text:s text:c="7"/></text:p>
            <text:p text:style-name="P19">librosFiltradosOrdenadosPorPrecioAscendente</text:p>
            <text:p text:style-name="P19">.<text:span text:style-name="T4">forEach</text:span>(p -&gt; System.out.println(p.getTitulo()));</text:p>
            <text:p text:style-name="P13"/>
            <text:p text:style-name="P23">// MAPEADO Y FILTRADO</text:p>
            <text:p text:style-name="P13"><text:span text:style-name="T4">Stream</text:span>&lt;String&gt; <text:span text:style-name="T1">tituloDeStreamFiltradosOrdenadosMapeados</text:span></text:p>
            <text:p text:style-name="P13">= libros.<text:span text:style-name="T4">stream</text:span>()</text:p>
            <text:p text:style-name="P13">.<text:span text:style-name="T4">filter</text:span>(p -&gt; p.getPrecio() &gt; 1)</text:p>
            <text:p text:style-name="P13">.<text:span text:style-name="T4">sorted</text:span>((p1, p2) -&gt; Double.compare(p2.getPrecio(), p1.getPrecio()))</text:p>
            <text:p text:style-name="P13">.<text:span text:style-name="T4">map</text:span>(p -&gt; p.getTitulo());</text:p>
            <text:p text:style-name="P13"><text:s text:c="8"/></text:p>
            <text:p text:style-name="P19">tituloDeStreamFiltradosOrdenadosMapeados</text:p>
            <text:p text:style-name="P19">.<text:span text:style-name="T4">forEach</text:span>(p -&gt; System.out.println(p));</text:p>
            <text:p text:style-name="P13"/>
            <text:p text:style-name="P13"><text:span text:style-name="T4">Stream</text:span>&lt;Double&gt; <text:span text:style-name="T1">precioDeStreamFiltradosOrdenadosMapeados</text:span></text:p>
            <text:p text:style-name="P13">= libros.<text:span text:style-name="T4">stream</text:span>()</text:p>
            <text:p text:style-name="P13">.<text:span text:style-name="T4">filter</text:span>(p -&gt; p.getPrecio() &gt; 1)</text:p>
            <text:p text:style-name="P13">.<text:span text:style-name="T4">sorted</text:span>((p1, p2) -&gt; Double.compare(p2.getPrecio(), p1.getPrecio()))</text:p>
            <text:p text:style-name="P13">.<text:span text:style-name="T4">map</text:span>(p -&gt; p.getPrecio());</text:p>
            <text:p text:style-name="P13"/>
            <text:p text:style-name="P19">precioDeStreamFiltradosOrdenadosMapeados</text:p>
            <text:p text:style-name="P19">.<text:span text:style-name="T4">forEach</text:span>(p -&gt; System.out.println(p));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STREAMS <text:span text:style-name="T13">FINALES</text:span> (DEVUELVEN <text:span text:style-name="T13">OTRA COSA</text:span>)</text:p>
          </table:table-cell>
        </table:table-row>
        <table:table-row table:style-name="TableLine2583280244800">
          <table:table-cell table:style-name="Tabla2.A2" office:value-type="string">
            <text:p text:style-name="P24">// STREAMS FINALES</text:p>
            <text:p text:style-name="P14">libros.<text:span text:style-name="T4">stream</text:span>()</text:p>
            <text:p text:style-name="P14">.<text:span text:style-name="T4">filter</text:span>(p -&gt; p.getPrecio() &gt; 1)</text:p>
            <text:p text:style-name="P14">.<text:span text:style-name="T4">sorted</text:span>((p1, p2) -&gt; Double.compare(p2.getPrecio(), p1.getPrecio()))</text:p>
            <text:p text:style-name="P14">.<text:span text:style-name="T4">map</text:span>(p -&gt; p.getTitulo())</text:p>
            <text:p text:style-name="P14">.<text:span text:style-name="T4">forEach</text:span>(p -&gt; System.out.println(p));</text:p>
            <text:p text:style-name="P14"><text:span text:style-name="T11">// COLLECT</text:span></text:p>
            <text:p text:style-name="P14"><text:span text:style-name="T4">List</text:span>&lt;Double&gt; <text:span text:style-name="T1">preciosAltosOrdenados</text:span></text:p>
            <text:p text:style-name="P14">= libros.<text:span text:style-name="T4">stream</text:span>()</text:p>
            <text:p text:style-name="P14">.<text:span text:style-name="T4">filter</text:span>(p -&gt; p.getPrecio() &gt; 1)</text:p>
            <text:p text:style-name="P14">.<text:span text:style-name="T4">sorted</text:span>((p1, p2) -&gt; Double.compare(p2.getPrecio(), p1.getPrecio()))</text:p>
            <text:p text:style-name="P14">.<text:span text:style-name="T4">map</text:span>(p -&gt; p.getPrecio())</text:p>
            <text:p text:style-name="P14">.<text:span text:style-name="T4">collect</text:span>(<text:span text:style-name="T4">Collectors.</text:span>toList()); <text:s/></text:p>
            <text:p text:style-name="P24">// COLLECT JOINING</text:p>
            <text:p text:style-name="P14"><text:span text:style-name="T4">String</text:span> <text:span text:style-name="T1">librosPreciosAltosOrdenadosSeparadosComas</text:span></text:p>
            <text:p text:style-name="P14">= libros.<text:span text:style-name="T4">stream</text:span>()</text:p>
            <text:p text:style-name="P14">.<text:span text:style-name="T4">filter</text:span>(p -&gt; p.getPrecio() &gt; 1)</text:p>
            <text:p text:style-name="P14">.<text:span text:style-name="T4">sorted</text:span>((p1, p2) -&gt; Double.compare(p2.getPrecio(), p1.getPrecio()))</text:p>
            <text:p text:style-name="P14">.<text:span text:style-name="T4">map</text:span>(p -&gt; p.getTitulo())</text:p>
            <text:p text:style-name="P14">.<text:span text:style-name="T4">collect</text:span>(<text:span text:style-name="T4">Collectors</text:span>.joining(",", "Texto antes =&gt; ", " &lt;= Texto después"));</text:p>
            <text:p text:style-name="P14"><text:span text:style-name="T11">// MapToInt con Average</text:span></text:p>
            <text:p text:style-name="P14"><text:span text:style-name="T4">double</text:span> <text:span text:style-name="T1">mediaPaginas</text:span></text:p>
            <text:p text:style-name="P16">= libros.<text:span text:style-name="T4">stream</text:span>() <text:s text:c="2"/></text:p>
            <text:p text:style-name="P14"><text:span text:style-name="T14">.</text:span><text:span text:style-name="T7">mapToInt</text:span><text:span text:style-name="T14">(p -&gt; p.getPaginas()).</text:span><text:span text:style-name="T7">average</text:span><text:span text:style-name="T14">().</text:span><text:span text:style-name="T7">getAsDouble</text:span><text:span text:style-name="T14">();</text:span></text:p>
          </table:table-cell>
        </table:table-row>
      </table:table>
      <text:p text:style-name="P38"><text:span text:style-name="T19"><text:s text:c="6"/></text:span></text:p>
      <text:p text:style-name="P38"><text:span text:style-name="T19"/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Ejemplos completos:</text:p>
          </table:table-cell>
        </table:table-row>
        <table:table-row table:style-name="Tabla3.1">
          <table:table-cell table:style-name="Tabla3.A2" office:value-type="string">
            <text:p text:style-name="P36"><text:a xlink:type="simple" xlink:href="https://github.com/sergiobadal/PRG_EJEMPLOS/tree/master/funcional" text:style-name="Internet_20_link" text:visited-style-name="Visited_20_Internet_20_Link"><text:span text:style-name="T15">https://github.com/sergiobadal/PRG_EJEMPLOS/tree/master/funcional</text:span></text:a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</office:styles>
  <office:automatic-styles>
    <style:style style:name="Tabla6" style:family="table">
      <style:table-properties style:width="19.001cm" table:align="margins" fo:background-color="transparent">
        <style:background-image/>
      </style:table-properties>
    </style:style>
    <style:style style:name="Tabla6.A" style:family="table-column">
      <style:table-column-properties style:column-width="1.909cm" style:rel-column-width="1082*"/>
    </style:style>
    <style:style style:name="Tabla6.B" style:family="table-column">
      <style:table-column-properties style:column-width="1.796cm" style:rel-column-width="1018*"/>
    </style:style>
    <style:style style:name="Tabla6.C" style:family="table-column">
      <style:table-column-properties style:column-width="15.296cm" style:rel-column-width="8672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style:vertical-align="middle" fo:background-color="#dee7e5" fo:padding="0cm" fo:border="none" style:writing-mode="page">
        <style:background-image/>
      </style:table-cell-properties>
    </style:style>
    <style:style style:name="MP1" style:family="paragraph" style:parent-style-name="Standard">
      <style:paragraph-properties fo:text-align="center" style:justify-single-word="false"/>
      <style:text-properties style:font-name="Lucida Console" fo:font-weight="normal" officeooo:rsid="001c5b62" officeooo:paragraph-rsid="001c5b62" fo:background-color="transparent" style:font-weight-asian="normal" style:font-weight-complex="normal"/>
    </style:style>
    <style:style style:name="MP2" style:family="paragraph" style:parent-style-name="Footer">
      <style:text-properties fo:font-size="10pt" officeooo:rsid="00373b91" officeooo:paragraph-rsid="00373b91" style:font-size-asian="10pt" style:font-size-complex="10pt"/>
    </style:style>
    <style:style style:name="MP3" style:family="paragraph" style:parent-style-name="Footer">
      <style:paragraph-properties fo:text-align="center" style:justify-single-word="false"/>
      <style:text-properties style:font-name="Calibri" fo:font-size="8pt" fo:font-weight="bold" officeooo:rsid="00373b91" officeooo:paragraph-rsid="00373b91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rsid="00373b91" officeooo:paragraph-rsid="00373b91" style:font-size-asian="8pt" style:font-size-complex="8pt"/>
    </style:style>
    <style:style style:name="MP5" style:family="paragraph" style:parent-style-name="Footer">
      <style:text-properties style:font-name="Calibri" fo:font-size="8pt" officeooo:rsid="00373b91" officeooo:paragraph-rsid="00373b91" style:font-size-asian="8pt" style:font-size-complex="8pt"/>
    </style:style>
    <style:style style:name="MP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Calibri" fo:font-size="8pt" officeooo:paragraph-rsid="00373b91" style:font-size-asian="8pt" style:font-size-complex="8pt"/>
    </style:style>
    <style:style style:name="MT1" style:family="text">
      <style:text-properties officeooo:rsid="0028b910"/>
    </style:style>
    <style:style style:name="MT2" style:family="text">
      <style:text-properties officeooo:rsid="00373b91"/>
    </style:style>
    <style:style style:name="MT3" style:family="text">
      <style:text-properties fo:font-size="8pt" officeooo:rsid="00373b91" style:font-size-asian="8pt" style:font-size-complex="8pt"/>
    </style:style>
    <style:style style:name="MT4" style:family="text">
      <style:text-properties style:font-name="DejaVu Sans" fo:font-size="9pt" fo:language="es" fo:country="ES" style:font-size-asian="9pt" style:font-size-complex="9pt"/>
    </style:style>
    <style:style style:name="MT5" style:family="text">
      <style:text-properties fo:language="es" fo:country="ES" fo:font-weight="bold" style:font-weight-asian="bold" style:font-weight-complex="bold"/>
    </style:style>
    <style:style style:name="MT6" style:family="text">
      <style:text-properties fo:language="es" fo:country="ES"/>
    </style:style>
    <style:style style:name="Mfr1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GRAMACIÓN FUNCIONAL </text:span><text:span text:style-name="MT2">EN JAVA<text:tab/></text:span><text:span text:style-name="MT3">v.1.0</text:span></text:p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3">Autor:</text:p>
              <text:p text:style-name="MP4">Sergio Badal </text:p>
            </table:table-cell>
            <table:table-cell table:style-name="Tabla6.A1" office:value-type="string">
              <text:p text:style-name="MP5"><draw:frame draw:style-name="Mfr1" draw:name="gráficos3" text:anchor-type="paragraph" svg:x="0.212cm" svg:y="0cm" svg:width="2cm" svg:height="0.7cm" draw:z-index="0"><draw:image xlink:href="Pictures/100000000000007600000029C3D3C8843D19B85B.png" xlink:type="simple" xlink:show="embed" xlink:actuate="onLoad" draw:mime-type="image/png"/></draw:frame></text:p>
            </table:table-cell>
            <table:table-cell table:style-name="Tabla6.A1" office:value-type="string">
              <text:p text:style-name="MP6"><text:span text:style-name="MT5">Reconocimiento – NoComercial – CompartirIgual (by-nc-sa)</text:span><text:span text:style-name="MT6">: No se permite un uso comercial de la obra original ni de las posibles obras derivadas, la distribución de las cuales se debe hacer con una licencia igual a la que regula la obra original.</text:span></text:p>
            </table:table-cell>
          </table:table-row>
        </table:table>
        <text:p text:style-name="MP2"><text:span text:style-name="MT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6T18:56:09.268000000</meta:creation-date>
    <dc:date>2021-02-21T14:36:58.066000000</dc:date>
    <meta:editing-duration>PT2H8M43S</meta:editing-duration>
    <meta:editing-cycles>12</meta:editing-cycles>
    <meta:generator>LibreOffice/7.1.0.3$Windows_X86_64 LibreOffice_project/f6099ecf3d29644b5008cc8f48f42f4a40986e4c</meta:generator>
    <meta:document-statistic meta:table-count="6" meta:image-count="1" meta:object-count="0" meta:page-count="1" meta:paragraph-count="103" meta:word-count="545" meta:character-count="4514" meta:non-whitespace-character-count="3937"/>
  </office:meta>
</office:document-meta>
</file>